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37d" officeooo:paragraph-rsid="00166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j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34:02.938299579</meta:creation-date>
    <meta:generator>LibreOffice/5.1.6.2$Linux_X86_64 LibreOffice_project/10m0$Build-2</meta:generator>
    <dc:date>2018-03-21T16:36:10.535620381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